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2" text:outline-level="2">Hal/Hal Spacejock ("Spacejock")</text:h>
      <text:section text:style-name="Sect1" text:name="CrID:1">
        <text:h text:style-name="Heading_20_3" text:outline-level="3">Description</text:h>
        <text:section text:style-name="Sect1" text:name="CrID_desc:1">
          <text:p text:style-name="Text_20_body"/>
        </text:section>
        <text:h text:style-name="Heading_20_3" text:outline-level="3">Bio</text:h>
        <text:section text:style-name="Sect1" text:name="CrID_bio:1">
          <text:p text:style-name="Text_20_body">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ext:section>
        <text:h text:style-name="Heading_20_3" text:outline-level="3">Goals</text:h>
        <text:section text:style-name="Sect1" text:name="CrID_goals:1">
          <text:p text:style-name="Text_20_body"/>
        </text:section>
      </text:section>
      <text:h text:style-name="Heading_20_2" text:outline-level="2">Jerling/Walter Jerling ("Walter")</text:h>
      <text:section text:style-name="Sect1" text:name="CrID:2">
        <text:h text:style-name="Heading_20_3" text:outline-level="3">Description</text:h>
        <text:section text:style-name="Sect1" text:name="CrID_desc:2">
          <text:p text:style-name="Text_20_body"/>
        </text:section>
        <text:h text:style-name="Heading_20_3" text:outline-level="3">Bio</text:h>
        <text:section text:style-name="Sect1" text:name="CrID_bio:2">
          <text:p text:style-name="Text_20_body">Walter Jerling runs a conglomerate spanning several planets. Ruthless and wealthy, he's never forgotten his more modest roots and watches his money carefully.</text:p>
        </text:section>
        <text:h text:style-name="Heading_20_3" text:outline-level="3">Goals</text:h>
        <text:section text:style-name="Sect1" text:name="CrID_goals:2">
          <text:p text:style-name="Text_20_body">One of his companies needs an urgent shipment of parts to complete a set of new robots for the Emperor.</text:p>
        </text:section>
      </text:section>
      <text:h text:style-name="Heading_20_2" text:outline-level="2">Clunk/Clunk XG99 ("XG99")</text:h>
      <text:section text:style-name="Sect1" text:name="CrID:3">
        <text:h text:style-name="Heading_20_3" text:outline-level="3">Description</text:h>
        <text:section text:style-name="Sect1" text:name="CrID_desc:3">
          <text:p text:style-name="Text_20_body"/>
        </text:section>
        <text:h text:style-name="Heading_20_3" text:outline-level="3">Bio</text:h>
        <text:section text:style-name="Sect1" text:name="CrID_bio:3">
          <text:p text:style-name="Text_20_body">Aging humanoid robot owned by Walter Jerling's company, Clunk is being shipped off for reprogramming and advanced pilot training.</text:p>
        </text:section>
        <text:h text:style-name="Heading_20_3" text:outline-level="3">Goals</text:h>
        <text:section text:style-name="Sect1" text:name="CrID_goals:3">
          <text:p text:style-name="Text_20_body">Undergo a refit and advanced pilot training, making him even more useful to his owner.</text:p>
        </text:section>
      </text:section>
      <text:h text:style-name="Heading_20_2" text:outline-level="2">Vurdi/Vurdi Makalukar</text:h>
      <text:section text:style-name="Sect1" text:name="CrID:4">
        <text:h text:style-name="Heading_20_3" text:outline-level="3">Description</text:h>
        <text:section text:style-name="Sect1" text:name="CrID_desc:4">
          <text:p text:style-name="Text_20_body"/>
        </text:section>
        <text:h text:style-name="Heading_20_3" text:outline-level="3">Bio</text:h>
        <text:section text:style-name="Sect1" text:name="CrID_bio:4">
          <text:p text:style-name="Text_20_body">A freelance debt collector looking for that one big client to shake down. Has his sights on Hal and Farrell.</text:p>
        </text:section>
        <text:h text:style-name="Heading_20_3" text:outline-level="3">Goals</text:h>
        <text:section text:style-name="Sect1" text:name="CrID_goals:4">
          <text:p text:style-name="Text_20_body"/>
        </text:section>
      </text:section>
      <text:h text:style-name="Heading_20_2" text:outline-level="2">Farrell/Farrell Hinchfig</text:h>
      <text:section text:style-name="Sect1" text:name="CrID:5">
        <text:h text:style-name="Heading_20_3" text:outline-level="3">Description</text:h>
        <text:section text:style-name="Sect1" text:name="CrID_desc:5">
          <text:p text:style-name="Text_20_body"/>
        </text:section>
        <text:h text:style-name="Heading_20_3" text:outline-level="3">Bio</text:h>
        <text:section text:style-name="Sect1" text:name="CrID_bio:5">
          <text:p text:style-name="Text_20_body">Younger brother of Gordon Hinchfig, Farrell is a wastrel playboy whose money has been cut off.</text:p>
        </text:section>
        <text:h text:style-name="Heading_20_3" text:outline-level="3">Goals</text:h>
        <text:section text:style-name="Sect1" text:name="CrID_goals:5">
          <text:p text:style-name="Text_20_body">Pay off his gambling debts</text:p>
        </text:section>
      </text:section>
      <text:h text:style-name="Heading_20_2" text:outline-level="2">Terry</text:h>
      <text:section text:style-name="Sect1" text:name="CrID:6">
        <text:h text:style-name="Heading_20_3" text:outline-level="3">Description</text:h>
        <text:section text:style-name="Sect1" text:name="CrID_desc:6">
          <text:p text:style-name="Text_20_body"/>
        </text:section>
        <text:h text:style-name="Heading_20_3" text:outline-level="3">Bio</text:h>
        <text:section text:style-name="Sect1" text:name="CrID_bio:6">
          <text:p text:style-name="Text_20_body">Farrell's driver, bodyguard and dirty tricks man. Rough and tough, not someone to cross.</text:p>
        </text:section>
        <text:h text:style-name="Heading_20_3" text:outline-level="3">Goals</text:h>
        <text:section text:style-name="Sect1" text:name="CrID_goals:6">
          <text:p text:style-name="Text_20_body">Whatever Farrell wants.</text:p>
        </text:section>
      </text:section>
      <text:h text:style-name="Heading_20_2" text:outline-level="2">Carina/Carina Rinoret</text:h>
      <text:section text:style-name="Sect1" text:name="CrID:7">
        <text:h text:style-name="Heading_20_3" text:outline-level="3">Description</text:h>
        <text:section text:style-name="Sect1" text:name="CrID_desc:7">
          <text:p text:style-name="Text_20_body"/>
        </text:section>
        <text:h text:style-name="Heading_20_3" text:outline-level="3">Bio</text:h>
        <text:section text:style-name="Sect1" text:name="CrID_bio:7">
          <text:p text:style-name="Text_20_body">Walter Jerling's private assistant</text:p>
        </text:section>
        <text:h text:style-name="Heading_20_3" text:outline-level="3">Goals</text:h>
        <text:section text:style-name="Sect1" text:name="CrID_goals:7">
          <text:p text:style-name="Text_20_body">Bit player</text:p>
        </text:section>
      </text:section>
      <text:h text:style-name="Heading_20_2" text:outline-level="2">Mike</text:h>
      <text:section text:style-name="Sect1" text:name="CrID:8">
        <text:h text:style-name="Heading_20_3" text:outline-level="3">Description</text:h>
        <text:section text:style-name="Sect1" text:name="CrID_desc:8">
          <text:p text:style-name="Text_20_body"/>
        </text:section>
        <text:h text:style-name="Heading_20_3" text:outline-level="3">Bio</text:h>
        <text:section text:style-name="Sect1" text:name="CrID_bio:8">
          <text:p text:style-name="Text_20_body">Computer expert at Hinchfig Enterprises.</text:p>
        </text:section>
        <text:h text:style-name="Heading_20_3" text:outline-level="3">Goals</text:h>
        <text:section text:style-name="Sect1" text:name="CrID_goals:8">
          <text:p text:style-name="Text_20_body">Bit player</text:p>
        </text:section>
      </text:section>
      <text:h text:style-name="Heading_20_2" text:outline-level="2">Gordon/Gordon Hinchfig</text:h>
      <text:section text:style-name="Sect1" text:name="CrID:9">
        <text:h text:style-name="Heading_20_3" text:outline-level="3">Description</text:h>
        <text:section text:style-name="Sect1" text:name="CrID_desc:9">
          <text:p text:style-name="Text_20_body"/>
        </text:section>
        <text:h text:style-name="Heading_20_3" text:outline-level="3">Bio</text:h>
        <text:section text:style-name="Sect1" text:name="CrID_bio:9">
          <text:p text:style-name="Text_20_body">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ext:section>
        <text:h text:style-name="Heading_20_3" text:outline-level="3">Goals</text:h>
        <text:section text:style-name="Sect1" text:name="CrID_goals:9">
          <text:p text:style-name="Text_20_body">Revitalise the company</text:p>
        </text:section>
      </text:section>
      <text:h text:style-name="Heading_20_2" text:outline-level="2">Navcom</text:h>
      <text:section text:style-name="Sect1" text:name="CrID:10">
        <text:h text:style-name="Heading_20_3" text:outline-level="3">Description</text:h>
        <text:section text:style-name="Sect1" text:name="CrID_desc:10">
          <text:p text:style-name="Text_20_body">The Black Gull's flight computer</text:p>
        </text:section>
        <text:h text:style-name="Heading_20_3" text:outline-level="3">Bio</text:h>
        <text:section text:style-name="Sect1" text:name="CrID_bio:10">
          <text:p text:style-name="Text_20_body"/>
        </text:section>
        <text:h text:style-name="Heading_20_3" text:outline-level="3">Goals</text:h>
        <text:section text:style-name="Sect1" text:name="CrID_goals:10">
          <text:p text:style-name="Text_20_body"/>
        </text:section>
      </text:section>
      <text:h text:style-name="Heading_20_2" text:outline-level="2">Brutus</text:h>
      <text:section text:style-name="Sect1" text:name="CrID:11">
        <text:h text:style-name="Heading_20_3" text:outline-level="3">Description</text:h>
        <text:section text:style-name="Sect1" text:name="CrID_desc:11">
          <text:p text:style-name="Text_20_body">Vurdi's enforcer robot.</text:p>
        </text:section>
        <text:h text:style-name="Heading_20_3" text:outline-level="3">Bio</text:h>
        <text:section text:style-name="Sect1" text:name="CrID_bio:11">
          <text:p text:style-name="Text_20_body"/>
        </text:section>
        <text:h text:style-name="Heading_20_3" text:outline-level="3">Goals</text:h>
        <text:section text:style-name="Sect1" text:name="CrID_goals:11">
          <text:p text:style-name="Text_20_body"/>
        </text:section>
      </text:section>
      <text:h text:style-name="Heading_20_2" text:outline-level="2">Portmaster/Portmaster Linten</text:h>
      <text:section text:style-name="Sect1" text:name="CrID:12">
        <text:h text:style-name="Heading_20_3" text:outline-level="3">Description</text:h>
        <text:section text:style-name="Sect1" text:name="CrID_desc:12">
          <text:p text:style-name="Text_20_body"/>
        </text:section>
        <text:h text:style-name="Heading_20_3" text:outline-level="3">Bio</text:h>
        <text:section text:style-name="Sect1" text:name="CrID_bio:12">
          <text:p text:style-name="Text_20_body"/>
        </text:section>
        <text:h text:style-name="Heading_20_3" text:outline-level="3">Goals</text:h>
        <text:section text:style-name="Sect1" text:name="CrID_goals:12">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1-03-14T20:16:34Z</meta:creation-date>
    <dc:date/>
  </office:meta>
</office:document-meta>
</file>